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gr8" style:family="graphic" style:parent-style-name="standard">
      <style:graphic-properties draw:fill-color="#ffff0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6cm" svg:height="1.4cm" svg:x="5.214cm" svg:y="7.4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46:59.544295678</dc:date>
    <dc:creator>elucterio </dc:creator>
    <meta:editing-duration>PT35M19S</meta:editing-duration>
    <meta:editing-cycles>34</meta:editing-cycles>
    <meta:generator>LibreOffice/4.2.8.2$Linux_X86_64 LibreOffice_project/420m0$Build-2</meta:generator>
    <meta:document-statistic meta:object-count="46"/>
  </office:meta>
</office:document-meta>
</file>